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1" svg:font-family="'DejaVu LGC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style:font-size-asian="18pt" style:font-size-complex="18pt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line-height="150%" fo:text-align="end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0.265cm" fo:margin-right="-0.026cm" fo:line-height="150%" fo:text-align="end" style:justify-single-word="false" fo:text-indent="0cm" style:auto-text-indent="false">
        <style:tab-stops>
          <style:tab-stop style:position="16.404cm"/>
        </style:tab-stops>
      </style:paragraph-properties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知能情報工学基礎演習</text:p>
      <text:p text:style-name="P2">C＋＋演習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3">学籍番号：１２２３１０１１</text:p>
      <text:p text:style-name="P3">氏名：梅川尚孝</text:p>
      <text:p text:style-name="P3">実験日：2014年4月10日</text:p>
      <text:p text:style-name="P4">2014年4月17日</text:p>
      <text:p text:style-name="P3">2014年4月24日</text:p>
      <text:p text:style-name="P3">提出日：2014年4月28日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1" svg:font-family="'DejaVu LGC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 Pゴシック" style:font-size-asian="12pt" style:language-asian="ja" style:country-asian="JP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kao Pゴシック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LGC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LGC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LGC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24T15:36:24</meta:creation-date>
    <dc:date>2014-04-24T16:09:12</dc:date>
    <meta:editing-duration>PT00H22M16S</meta:editing-duration>
    <meta:editing-cycles>2</meta:editing-cycles>
    <meta:generator>OpenOffice.org/3.1$Linux OpenOffice.org_project/310m19$Build-9420</meta:generator>
    <meta:print-date>2014-04-24T16:06:48</meta:print-date>
    <meta:document-statistic meta:table-count="0" meta:image-count="0" meta:object-count="0" meta:page-count="2" meta:paragraph-count="8" meta:word-count="41" meta:character-count="83"/>
  </office:meta>
</office:document-meta>
</file>